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782cm" style:rel-column-width="1578*"/>
    </style:style>
    <style:style style:name="Таблица1.B" style:family="table-column">
      <style:table-column-properties style:column-width="2.983cm" style:rel-column-width="1692*"/>
    </style:style>
    <style:style style:name="Таблица1.C" style:family="table-column">
      <style:table-column-properties style:column-width="3.198cm" style:rel-column-width="1814*"/>
    </style:style>
    <style:style style:name="Таблица1.D" style:family="table-column">
      <style:table-column-properties style:column-width="1.64cm" style:rel-column-width="931*"/>
    </style:style>
    <style:style style:name="Таблица1.E" style:family="table-column">
      <style:table-column-properties style:column-width="6.398cm" style:rel-column-width="3630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/>
      <style:text-properties fo:font-size="13pt" officeooo:rsid="00123bff" officeooo:paragraph-rsid="00123bff" style:font-size-asian="13pt" style:font-size-complex="13pt"/>
    </style:style>
    <style:style style:name="P2" style:family="paragraph" style:parent-style-name="Standard">
      <style:paragraph-properties fo:line-height="115%" fo:text-align="start" style:justify-single-word="false"/>
      <style:text-properties fo:font-size="13pt" officeooo:rsid="00123bff" officeooo:paragraph-rsid="00123bff" style:font-size-asian="13pt" style:font-size-complex="13pt"/>
    </style:style>
    <style:style style:name="P3" style:family="paragraph" style:parent-style-name="Standard">
      <style:paragraph-properties fo:line-height="115%" fo:text-align="start" style:justify-single-word="false"/>
      <style:text-properties fo:font-size="13pt" officeooo:rsid="00123bff" officeooo:paragraph-rsid="00127abf" style:font-size-asian="13pt" style:font-size-complex="13pt"/>
    </style:style>
    <style:style style:name="P4" style:family="paragraph" style:parent-style-name="Standard">
      <style:paragraph-properties fo:line-height="115%" fo:text-align="center" style:justify-single-word="false"/>
      <style:text-properties fo:font-size="13pt" officeooo:rsid="00127abf" officeooo:paragraph-rsid="00127abf" style:font-size-asian="13pt" style:font-size-complex="13pt"/>
    </style:style>
    <style:style style:name="P5" style:family="paragraph" style:parent-style-name="Standard">
      <style:paragraph-properties fo:line-height="115%" fo:text-align="start" style:justify-single-word="false"/>
      <style:text-properties fo:font-size="13pt" officeooo:rsid="00127abf" officeooo:paragraph-rsid="00127abf" style:font-size-asian="13pt" style:font-size-complex="13pt"/>
    </style:style>
    <style:style style:name="P6" style:family="paragraph" style:parent-style-name="Standard">
      <style:paragraph-properties fo:line-height="115%" fo:text-align="start" style:justify-single-word="false"/>
      <style:text-properties fo:font-size="13pt" fo:font-weight="bold" officeooo:rsid="00123bff" officeooo:paragraph-rsid="00123bff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font-size="13pt" fo:font-weight="bold" officeooo:rsid="00127abf" officeooo:paragraph-rsid="00127abf" style:font-size-asian="13pt" style:font-weight-asian="bold" style:font-size-complex="13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font-size="13pt" fo:font-style="italic" officeooo:rsid="00123bff" officeooo:paragraph-rsid="00123bff" style:font-size-asian="13pt" style:font-style-asian="italic" style:font-size-complex="13pt" style:font-style-complex="italic"/>
    </style:style>
    <style:style style:name="P9" style:family="paragraph" style:parent-style-name="Standard">
      <style:paragraph-properties fo:line-height="115%" fo:text-align="start" style:justify-single-word="false"/>
      <style:text-properties fo:font-size="13pt" fo:font-style="italic" officeooo:rsid="00127abf" officeooo:paragraph-rsid="00127abf" style:font-size-asian="13pt" style:font-style-asian="italic" style:font-size-complex="13pt" style:font-style-complex="italic"/>
    </style:style>
    <style:style style:name="P10" style:family="paragraph" style:parent-style-name="Standard">
      <style:paragraph-properties fo:line-height="115%" fo:text-align="start" style:justify-single-word="false"/>
      <style:text-properties officeooo:paragraph-rsid="00123bff"/>
    </style:style>
    <style:style style:name="P11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12" style:family="paragraph" style:parent-style-name="Table_20_Contents">
      <style:paragraph-properties fo:text-align="start" style:justify-single-word="false"/>
      <style:text-properties fo:font-size="13pt" officeooo:paragraph-rsid="00127abf" style:font-size-asian="13pt" style:font-size-complex="13pt"/>
    </style:style>
    <style:style style:name="P13" style:family="paragraph" style:parent-style-name="Table_20_Contents">
      <style:paragraph-properties fo:text-align="start" style:justify-single-word="false"/>
      <style:text-properties fo:font-size="13pt" officeooo:rsid="00127abf" officeooo:paragraph-rsid="00127abf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23bff" style:font-size-asian="13pt" style:font-size-complex="13pt"/>
    </style:style>
    <style:style style:name="T3" style:family="text">
      <style:text-properties officeooo:rsid="00127a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оритическая часть</text:p>
      <text:p text:style-name="P2"/>
      <text:p text:style-name="P6">Краткие определения и примеры ошибок</text:p>
      <text:p text:style-name="P2"/>
      <text:p text:style-name="P2">- Синтаксическая ошибка <text:s/></text:p>
      <text:p text:style-name="P2">Ошибка в структуре кода, из-за которой программа не компилируется или не интерпретируется. <text:s/></text:p>
      <text:p text:style-name="P2">Пример: пропущена точка с запятой в конце строки (int x = 5 вместо int x = 5;).</text:p>
      <text:p text:style-name="P2"/>
      <text:p text:style-name="P2">- Логическая ошибка <text:s/></text:p>
      <text:p text:style-name="P2">Ошибка в алгоритме, из-за которой программа выполняется, но результат неверен. <text:s/></text:p>
      <text:p text:style-name="P2">Пример: при вычислении среднего значения сумма чисел делится не на количество, а на фиксированное число.</text:p>
      <text:p text:style-name="P2"/>
      <text:p text:style-name="P2">- Ошибка в условии (неправильное условие) <text:s/></text:p>
      <text:p text:style-name="P2">Неверно составленное условие ветвления, которое приводит к неправильному выбору действий. <text:s/></text:p>
      <text:p text:style-name="P2">Пример: if (x &gt; 10) вместо if (x &gt;= 10), из-за чего значение 10 обрабатывается неверно.</text:p>
      <text:p text:style-name="P2"/>
      <text:p text:style-name="P2">- Ошибка обработки граничных случаев <text:s/></text:p>
      <text:p text:style-name="P2">Отсутствие или неправильная обработка крайних значений диапазона входных данных. <text:s/></text:p>
      <text:p text:style-name="P2">Пример: функция не учитывает пустой список или входное значение 0.</text:p>
      <text:p text:style-name="P2"/>
      <text:p text:style-name="P2">- Отклонение от алгоритма (код делает не то, что описано) <text:s/></text:p>
      <text:p text:style-name="P2">Реализация отличается от задуманного алгоритма, что приводит к неправильной работе. <text:s/></text:p>
      <text:p text:style-name="P2">Пример: в комментариях написано, что переменная должна увеличиваться на 1, а в коде она умножается на 2.</text:p>
      <text:p text:style-name="P2"/>
      <text:p text:style-name="P2"/>
      <text:p text:style-name="P6">Три основных метода для выполнения задания</text:p>
      <text:p text:style-name="P2"/>
      <text:p text:style-name="P2">1. Визуальный анализ кода <text:s/></text:p>
      <text:p text:style-name="P2">Пошаговый просмотр и разбор кода для выявления синтаксических и логических ошибок.</text:p>
      <text:p text:style-name="P2"/>
      <text:p text:style-name="P2">2. Сравнение с описанием алгоритма <text:s/></text:p>
      <text:p text:style-name="P2">Сопоставление реализации с алгоритмическим планом для обнаружения отклонений и ошибок в логике.</text:p>
      <text:p text:style-name="P2"/>
      <text:p text:style-name="P2"><text:soft-page-break/>3. Ручное тестирование на конкретных примерах <text:s/></text:p>
      <text:p text:style-name="P2">Запуск программы с разными входными данными, включая граничные случаи, чтобы проверить корректность работы и условия.</text:p>
      <text:p text:style-name="P2"/>
      <text:p text:style-name="P2"/>
      <text:p text:style-name="P4">Практическая часть (анализ кода)</text:p>
      <text:p text:style-name="P2"/>
      <text:p text:style-name="P2">Написать функцию is_perfect_square(n), которая возвращает True, если целое число n является точным квадратом (т.е. n = k * k для некоторого целого k), и False в противном случае.</text:p>
      <text:p text:style-name="P2"/>
      <text:p text:style-name="P2"/>
      <text:p text:style-name="P2">- Проверяем отрицательные числа — сразу False. <text:s/></text:p>
      <text:p text:style-name="P2">- 0 и 1 — точные квадраты, сразу True. <text:s/></text:p>
      <text:p text:style-name="P2">- Для n &gt; 1 применяем бинарный поиск по диапазону [2, n//2]. <text:s/></text:p>
      <text:p text:style-name="P2">- Если находим mid, у которого mid*mid == n — возвращаем True. <text:s/></text:p>
      <text:p text:style-name="P2">- Если такой mid не найден — возвращаем False.</text:p>
      <text:p text:style-name="P5">__</text:p>
      <text:p text:style-name="P8">def is_perfect_square(n):</text:p>
      <text:p text:style-name="P8"><text:s text:c="4"/>if n &lt; 0:</text:p>
      <text:p text:style-name="P8"><text:s text:c="8"/>return False</text:p>
      <text:p text:style-name="P8"><text:s text:c="4"/>if n == 0 or n == 1:</text:p>
      <text:p text:style-name="P8"><text:s text:c="8"/>return True</text:p>
      <text:p text:style-name="P8"><text:s text:c="4"/></text:p>
      <text:p text:style-name="P8"><text:s text:c="4"/>left, right = 2, n // 2</text:p>
      <text:p text:style-name="P8"><text:s text:c="4"/>while left &lt;= right:</text:p>
      <text:p text:style-name="P8"><text:s text:c="8"/>mid = (left + right) // 2</text:p>
      <text:p text:style-name="P8"><text:s text:c="8"/>square = mid * mid</text:p>
      <text:p text:style-name="P8"><text:s text:c="8"/>if square == n:</text:p>
      <text:p text:style-name="P8"><text:s text:c="12"/>return True</text:p>
      <text:p text:style-name="P8"><text:s text:c="8"/>elif square &lt; n:</text:p>
      <text:p text:style-name="P8"><text:s text:c="12"/>left = mid + 1</text:p>
      <text:p text:style-name="P8"><text:s text:c="8"/>else:</text:p>
      <text:p text:style-name="P8"><text:s text:c="12"/>right = mid - 1</text:p>
      <text:p text:style-name="P8"><text:s text:c="4"/></text:p>
      <text:p text:style-name="P8"><text:s text:c="4"/>return False</text:p>
      <text:p text:style-name="P5">__</text:p>
      <text:p text:style-name="P2"/>
      <text:p text:style-name="P2"/>
      <text:p text:style-name="P2"/>
      <text:p text:style-name="P2"/>
      <text:p text:style-name="P5"><text:soft-page-break/>1. Визуальный анализ и сравнение с алгоритмом:</text:p>
      <text:p text:style-name="P2"/>
      <text:p text:style-name="P2">- Строка 1-2:</text:p>
      <text:p text:style-name="P2"><text:s text:c="2"/>- Ошибка условий начальной проверки <text:s/></text:p>
      <text:p text:style-name="P2"><text:s text:c="2"/>- Вместо проверки n &lt; 0 сделано n &lt;= 0 (возвращается False для n=0), что противоречит спецификации. <text:s/></text:p>
      <text:p text:style-name="P2"><text:s text:c="2"/>- Почему: Согласно алгоритму, 0 — это точный квадрат (0*0=0), значит функция должна вернуть True для n=0, а не False.</text:p>
      <text:p text:style-name="P2"/>
      <text:p text:style-name="P2">- Строка 6:</text:p>
      <text:p text:style-name="P2"><text:s text:c="2"/>- Отклонение от спецификации в диапазоне бинарного поиска <text:s/></text:p>
      <text:p text:style-name="P2"><text:s text:c="2"/>- Используется high = n, вместо high = n // 2. <text:s/></text:p>
      <text:p text:style-name="P2"><text:s text:c="2"/>- Почему: Спецификация указывает, что при n &gt; 1 корень не может быть больше n // 2, значит диапазон следует ограничить, чтобы сделать поиск эффективнее. Значение high = n увеличивает количество итераций без необходимости.</text:p>
      <text:p text:style-name="P2"/>
      <text:p text:style-name="P2">- Комментарий: Кроме этих двух моментов, остальной код соответствует алгоритму.</text:p>
      <text:p text:style-name="P2"/>
      <text:p text:style-name="P5">2. Поиск мнимых «ошибок»:</text:p>
      <text:p text:style-name="P2"/>
      <text:p text:style-name="P2"/>
      <text:p text:style-name="P2">Строка 6:</text:p>
      <text:p text:style-name="P2">high = n <text:s/># Line 6 <text:s text:c="2"/># Should be n // 2 ??</text:p>
      <text:p text:style-name="P2"/>
      <text:p text:style-name="P2"/>
      <text:p text:style-name="P2">Почему это корректно?</text:p>
      <text:p text:style-name="P2"/>
      <text:p text:style-name="P2">- Часто при проверке, является ли число совершенным квадратом, верхнюю границу бинарного поиска берут равной n // 2, поскольку квадрат любого числа, большего n//2 (при n &gt; 1), будет уже больше n.</text:p>
      <text:p text:style-name="P2">- Однако граница high = n тоже корректна, так как бинарный поиск будет сужать диапазон, и окончательный результат не изменится.</text:p>
      <text:p text:style-name="P2">- Допустимый верхний предел — это даже n, потому что:</text:p>
      <text:p text:style-name="P2"><text:s text:c="2"/>- Если n = 1, это покрывается отдельной проверкой (строка 3).</text:p>
      <text:p text:style-name="P2"><text:s text:c="2"/>- Для n &gt; 1, квадраты чисел с mid &gt; n превышают n, и условие на строках 10-15 корректно обновляет границы.</text:p>
      <text:p text:style-name="P2">- Это не влияет на корректность алгоритма, а лишь может чуть увеличить количество итераций.</text:p>
      <text:p text:style-name="P2">Вывод</text:p>
      <text:p text:style-name="P2"/>
      <text:p text:style-name="P2">- Строка 6 может выглядеть избыточной, но она корректна.</text:p>
      <text:p text:style-name="P2"><text:soft-page-break/>- Оптимизация (установка high = n // 2) возможна, но не обязательна для корректной работы функции.</text:p>
      <text:p text:style-name="P2"/>
      <text:p text:style-name="P2"/>
      <text:p text:style-name="P7">3. Ручное тестирование</text:p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1">Тестовое число</text:p>
          </table:table-cell>
          <table:table-cell table:style-name="Таблица1.A1" office:value-type="string">
            <text:p text:style-name="P11">Ожидаемый результат</text:p>
          </table:table-cell>
          <table:table-cell table:style-name="Таблица1.A1" office:value-type="string">
            <text:p text:style-name="P11">Фактический результат</text:p>
          </table:table-cell>
          <table:table-cell table:style-name="Таблица1.A1" office:value-type="string">
            <text:p text:style-name="P11">Совпа-дает <text:span text:style-name="T3">ли</text:span></text:p>
          </table:table-cell>
          <table:table-cell table:style-name="Таблица1.E1" office:value-type="string">
            <text:p text:style-name="P11">Комментарий</text:p>
          </table:table-cell>
        </table:table-row>
        <table:table-row>
          <table:table-cell table:style-name="Таблица1.A2" office:value-type="string">
            <text:p text:style-name="P11">-10</text:p>
          </table:table-cell>
          <table:table-cell table:style-name="Таблица1.A2" office:value-type="string">
            <text:p text:style-name="P11">False</text:p>
          </table:table-cell>
          <table:table-cell table:style-name="Таблица1.A2" office:value-type="string">
            <text:p text:style-name="P11">False</text:p>
          </table:table-cell>
          <table:table-cell table:style-name="Таблица1.A2" office:value-type="string">
            <text:p text:style-name="P14"><text:span text:style-name="T1">Да </text:span></text:p>
          </table:table-cell>
          <table:table-cell table:style-name="Таблица1.E2" office:value-type="string">
            <text:p text:style-name="P11">Отрицательное число, возвращает False корректно</text:p>
          </table:table-cell>
        </table:table-row>
        <table:table-row>
          <table:table-cell table:style-name="Таблица1.A2" office:value-type="string">
            <text:p text:style-name="P11">0 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1">False</text:p>
          </table:table-cell>
          <table:table-cell table:style-name="Таблица1.A2" office:value-type="string">
            <text:p text:style-name="P11">Да </text:p>
          </table:table-cell>
          <table:table-cell table:style-name="Таблица1.E2" office:value-type="string">
            <text:p text:style-name="P11">Специальная проверка на n &lt;= 0</text:p>
          </table:table-cell>
        </table:table-row>
        <table:table-row>
          <table:table-cell table:style-name="Таблица1.A2" office:value-type="string">
            <text:p text:style-name="P11">1 </text:p>
          </table:table-cell>
          <table:table-cell table:style-name="Таблица1.A2" office:value-type="string">
            <text:p text:style-name="P12">True</text:p>
          </table:table-cell>
          <table:table-cell table:style-name="Таблица1.A2" office:value-type="string">
            <text:p text:style-name="P11">True</text:p>
          </table:table-cell>
          <table:table-cell table:style-name="Таблица1.A2" office:value-type="string">
            <text:p text:style-name="P11">Да </text:p>
          </table:table-cell>
          <table:table-cell table:style-name="Таблица1.E2" office:value-type="string">
            <text:p text:style-name="P11">Является квадратом, отдельная проверка</text:p>
          </table:table-cell>
        </table:table-row>
        <table:table-row>
          <table:table-cell table:style-name="Таблица1.A2" office:value-type="string">
            <text:p text:style-name="P13">2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1">False</text:p>
          </table:table-cell>
          <table:table-cell table:style-name="Таблица1.A2" office:value-type="string">
            <text:p text:style-name="P11">Да </text:p>
          </table:table-cell>
          <table:table-cell table:style-name="Таблица1.E2" office:value-type="string">
            <text:p text:style-name="P11">Не квадрат</text:p>
          </table:table-cell>
        </table:table-row>
        <table:table-row>
          <table:table-cell table:style-name="Таблица1.A2" office:value-type="string">
            <text:p text:style-name="P13">3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1">Да </text:p>
          </table:table-cell>
          <table:table-cell table:style-name="Таблица1.E2" office:value-type="string">
            <text:p text:style-name="P11">Не квадрат</text:p>
          </table:table-cell>
        </table:table-row>
        <table:table-row>
          <table:table-cell table:style-name="Таблица1.A2" office:value-type="string">
            <text:p text:style-name="P13">4</text:p>
          </table:table-cell>
          <table:table-cell table:style-name="Таблица1.A2" office:value-type="string">
            <text:p text:style-name="P13">True</text:p>
          </table:table-cell>
          <table:table-cell table:style-name="Таблица1.A2" office:value-type="string">
            <text:p text:style-name="P12">True</text:p>
          </table:table-cell>
          <table:table-cell table:style-name="Таблица1.A2" office:value-type="string">
            <text:p text:style-name="P11">Да </text:p>
          </table:table-cell>
          <table:table-cell table:style-name="Таблица1.E2" office:value-type="string">
            <text:p text:style-name="P11">2*2=4, квадрат</text:p>
          </table:table-cell>
        </table:table-row>
        <table:table-row>
          <table:table-cell table:style-name="Таблица1.A2" office:value-type="string">
            <text:p text:style-name="P13">5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1">Да </text:p>
          </table:table-cell>
          <table:table-cell table:style-name="Таблица1.E2" office:value-type="string">
            <text:p text:style-name="P11">Не квадрат</text:p>
          </table:table-cell>
        </table:table-row>
        <table:table-row>
          <table:table-cell table:style-name="Таблица1.A2" office:value-type="string">
            <text:p text:style-name="P13">7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1">Да </text:p>
          </table:table-cell>
          <table:table-cell table:style-name="Таблица1.E2" office:value-type="string">
            <text:p text:style-name="P11">Не квадрат</text:p>
          </table:table-cell>
        </table:table-row>
        <table:table-row>
          <table:table-cell table:style-name="Таблица1.A2" office:value-type="string">
            <text:p text:style-name="P13">9</text:p>
          </table:table-cell>
          <table:table-cell table:style-name="Таблица1.A2" office:value-type="string">
            <text:p text:style-name="P13">True</text:p>
          </table:table-cell>
          <table:table-cell table:style-name="Таблица1.A2" office:value-type="string">
            <text:p text:style-name="P12">True</text:p>
          </table:table-cell>
          <table:table-cell table:style-name="Таблица1.A2" office:value-type="string">
            <text:p text:style-name="P12">Да </text:p>
          </table:table-cell>
          <table:table-cell table:style-name="Таблица1.E2" office:value-type="string">
            <text:p text:style-name="P11">3*3=9, квадрат</text:p>
          </table:table-cell>
        </table:table-row>
        <table:table-row>
          <table:table-cell table:style-name="Таблица1.A2" office:value-type="string">
            <text:p text:style-name="P13">15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2">Да </text:p>
          </table:table-cell>
          <table:table-cell table:style-name="Таблица1.E2" office:value-type="string">
            <text:p text:style-name="P11">Не квадрат</text:p>
          </table:table-cell>
        </table:table-row>
        <table:table-row>
          <table:table-cell table:style-name="Таблица1.A2" office:value-type="string">
            <text:p text:style-name="P13">16</text:p>
          </table:table-cell>
          <table:table-cell table:style-name="Таблица1.A2" office:value-type="string">
            <text:p text:style-name="P13">True</text:p>
          </table:table-cell>
          <table:table-cell table:style-name="Таблица1.A2" office:value-type="string">
            <text:p text:style-name="P12">True</text:p>
          </table:table-cell>
          <table:table-cell table:style-name="Таблица1.A2" office:value-type="string">
            <text:p text:style-name="P12">Да </text:p>
          </table:table-cell>
          <table:table-cell table:style-name="Таблица1.E2" office:value-type="string">
            <text:p text:style-name="P11">4*4=16, квадрат</text:p>
          </table:table-cell>
        </table:table-row>
        <table:table-row>
          <table:table-cell table:style-name="Таблица1.A2" office:value-type="string">
            <text:p text:style-name="P13">17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2">False</text:p>
          </table:table-cell>
          <table:table-cell table:style-name="Таблица1.A2" office:value-type="string">
            <text:p text:style-name="P12">Да </text:p>
          </table:table-cell>
          <table:table-cell table:style-name="Таблица1.E2" office:value-type="string">
            <text:p text:style-name="P11">Близко к 16, но не квадрат</text:p>
          </table:table-cell>
        </table:table-row>
        <table:table-row>
          <table:table-cell table:style-name="Таблица1.A2" office:value-type="string">
            <text:p text:style-name="P13">1,000,000</text:p>
          </table:table-cell>
          <table:table-cell table:style-name="Таблица1.A2" office:value-type="string">
            <text:p text:style-name="P13">True</text:p>
          </table:table-cell>
          <table:table-cell table:style-name="Таблица1.A2" office:value-type="string">
            <text:p text:style-name="P12">True</text:p>
          </table:table-cell>
          <table:table-cell table:style-name="Таблица1.A2" office:value-type="string">
            <text:p text:style-name="P12">Да </text:p>
          </table:table-cell>
          <table:table-cell table:style-name="Таблица1.E2" office:value-type="string">
            <text:p text:style-name="P11">1000*1000=1,000,000, тест большого числа </text:p>
          </table:table-cell>
        </table:table-row>
      </table:table>
      <text:p text:style-name="P2"/>
      <text:p text:style-name="P10"><text:span text:style-name="T2">Все тестовые случаи отрабатывают корректно, </text:span><text:span text:style-name="Strong_20_Emphasis"><text:span text:style-name="T2">фактический результат соответствует ожидаемому</text:span></text:span><text:span text:style-name="T2">. </text:span>Функция корректно обрабатывает отрицательные, нулевые, единичные значения, обычные квадраты и не квадраты. Критические случаи с большими числами тоже работают верно.</text:p>
      <text:p text:style-name="P2"/>
      <text:p text:style-name="P2"/>
      <text:p text:style-name="P5">4. Исправление кода:</text:p>
      <text:p text:style-name="P5"/>
      <text:p text:style-name="P5">__</text:p>
      <text:p text:style-name="P9">def is_perfect_square(n):</text:p>
      <text:p text:style-name="P9"><text:s text:c="4"/>if n &lt;= 0:</text:p>
      <text:p text:style-name="P9"><text:s text:c="8"/>return False</text:p>
      <text:p text:style-name="P9"><text:s text:c="4"/>if n == 1:</text:p>
      <text:p text:style-name="P9"><text:soft-page-break/><text:s text:c="8"/>return True</text:p>
      <text:p text:style-name="P9"/>
      <text:p text:style-name="P9"><text:s text:c="4"/>low = 2</text:p>
      <text:p text:style-name="P9"><text:s text:c="4"/>high = n // 2 <text:s/># Изменено с n на n // 2 для оптимизации</text:p>
      <text:p text:style-name="P9"/>
      <text:p text:style-name="P9"><text:s text:c="4"/>while low &lt;= high:</text:p>
      <text:p text:style-name="P9"><text:s text:c="8"/>mid = (low + high) // 2</text:p>
      <text:p text:style-name="P9"><text:s text:c="8"/>mid_sq = mid * mid</text:p>
      <text:p text:style-name="P9"/>
      <text:p text:style-name="P9"><text:s text:c="8"/>if mid_sq == n:</text:p>
      <text:p text:style-name="P9"><text:s text:c="12"/>return True</text:p>
      <text:p text:style-name="P9"><text:s text:c="8"/>elif mid_sq &lt; n:</text:p>
      <text:p text:style-name="P9"><text:s text:c="12"/>low = mid + 1</text:p>
      <text:p text:style-name="P9"><text:s text:c="8"/>else:</text:p>
      <text:p text:style-name="P9"><text:s text:c="12"/>high = mid - 1</text:p>
      <text:p text:style-name="P9"/>
      <text:p text:style-name="P9"><text:s text:c="4"/>return False</text:p>
      <text:p text:style-name="P5">__</text:p>
      <text:p text:style-name="P2"/>
      <text:p text:style-name="P2">Ключевые изменения <text:s/></text:p>
      <text:p text:style-name="P2">- Заменил<text:span text:style-name="T3">а </text:span>high = n на high = n // 2 для уменьшения диапазона поиска и повышения эффективности, так как квадратный корень числа не может превышать его половину (кроме случаев n=1, который отдельно обработан). <text:s/></text:p>
      <text:p text:style-name="P2">- Логика бинарного поиска оставлена без изменений, она корректна.</text:p>
      <text:p text:style-name="P2"/>
      <text:p text:style-name="P2"/>
      <text:p text:style-name="P5">5. Анализ и выводы:</text:p>
      <text:p text:style-name="P5"/>
      <text:p text:style-name="P5">Самая серьёзная ошибка — это использование high = n вместо high = n // 2. Это приводит к излишне большому диапазону поиска, ухудшает производительность и неэффективно. При больших числах алгоритм будет работать дольше, хотя можно сразу ограничить верхнюю границу поиска, зная, что корень не превышает половину числа (кроме 1).</text:p>
      <text:p text:style-name="P2"/>
      <text:p text:style-name="P3">Самый эффективный тестовый случай — <text:span text:style-name="T3">т</text:span>ест с большим числом, например n = 10_000 или даже больше, показал бы проблему явно — с первоначальной границей high = n алгоритм выполняется дольше, чем с high = n // 2. Также полезен тест с малыми числами (n = 1), чтобы убедиться, что отдельные условия срабатывают корректно.</text:p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Iosevka Term SS03" fo:font-family="'Iosevka Term SS03'" style:font-family-generic="modern" style:font-pitch="fixed" style:font-name-asian="Liberation Mono" style:font-family-asian="'Liberation Mono'" style:font-family-generic-asian="modern" style:font-pitch-asian="fixed" style:font-name-complex="Iosevka Term SS03" style:font-family-complex="'Iosevka Term SS03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0:18:29.470956927</meta:creation-date>
    <dc:date>2025-06-05T12:24:19.316808493</dc:date>
    <meta:editing-duration>PT2H5M49S</meta:editing-duration>
    <meta:editing-cycles>2</meta:editing-cycles>
    <meta:generator>LibreOffice/7.6.4.1$Linux_X86_64 LibreOffice_project/60$Build-1</meta:generator>
    <meta:document-statistic meta:table-count="1" meta:image-count="0" meta:object-count="0" meta:page-count="6" meta:paragraph-count="172" meta:word-count="992" meta:character-count="6227" meta:non-whitespace-character-count="5078"/>
  </office:meta>
</office:document-meta>
</file>